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283cm" svg:height="1.677cm" svg:x="3.02cm" svg:y="18.859cm" presentation:class="title" presentation:user-transformed="true">
          <draw:text-box>
            <text:p text:style-name="P1"><text:span text:style-name="T1">Software Engineer:</text:span><text:span text:style-name="T1"><text:line-break/></text:span><text:span text:style-name="T1"><text:tab/></text:span><text:span text:style-name="T1">Edoardo Balducci</text:span></text:p>
          </draw:text-box>
        </draw:frame>
        <draw:frame presentation:style-name="pr1" draw:text-style-name="P2" draw:layer="layout" svg:width="26cm" svg:height="2.5cm" svg:x="1cm" svg:y="0.773cm" presentation:class="title" presentation:user-transformed="true">
          <draw:text-box>
            <text:p text:style-name="P2"><text:span text:style-name="T2">Release: 1</text:span><text:span text:style-name="T2"><text:tab/></text:span><text:span text:style-name="T2"><text:tab/></text:span><text:span text:style-name="T2">Story ID: 2</text:span><text:span text:style-name="T2"><text:tab/></text:span><text:span text:style-name="T2"><text:tab/></text:span><text:span text:style-name="T2">Task ID: 2.1</text:span><text:span text:style-name="T2"><text:line-break/></text:span><text:span text:style-name="T2">Task Tag: Creazione parte del DB</text:span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Description:</text:p>
              </text:list-item>
              <text:list-item>
                <text:p>Creazione tabelle del database relative alla gestione delle mappe.</text:p>
              </text:list-item>
              <text:list-item>
                <text:p/>
                <text:p/>
              </text:list-item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ero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0:04:05.657311302</meta:creation-date>
    <meta:editing-duration>PT3M27S</meta:editing-duration>
    <meta:editing-cycles>2</meta:editing-cycles>
    <meta:generator>LibreOffice/5.4.2.2$Linux_X86_64 LibreOffice_project/40m0$Build-2</meta:generator>
    <dc:date>2017-12-12T10:58:04.506014463</dc:date>
    <meta:document-statistic meta:object-count="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